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24-01-03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23-01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22-01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21-03-08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20-01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9-01-10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8-01-11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7-01-12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6-10-04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6-01-06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4-01-09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3-01-09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2-01-11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1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98</text:p>
          </table:table-cell>
          <table:table-cell office:value-type="string" calcext:value-type="string">
            <text:p>MM86398</text:p>
          </table:table-cell>
          <table:table-cell office:value-type="string" calcext:value-type="string">
            <text:p>200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